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8675" officeooo:paragraph-rsid="00118675"/>
    </style:style>
    <style:style style:name="P2" style:family="paragraph" style:parent-style-name="Table_20_Contents">
      <style:text-properties officeooo:paragraph-rsid="00141c09"/>
    </style:style>
    <style:style style:name="P3" style:family="paragraph" style:parent-style-name="Table_20_Contents">
      <style:text-properties officeooo:paragraph-rsid="0014e4d0"/>
    </style:style>
    <style:style style:name="T1" style:family="text">
      <style:text-properties officeooo:rsid="00141c09"/>
    </style:style>
    <style:style style:name="T2" style:family="text">
      <style:text-properties officeooo:rsid="0014e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Personale (25-26-27-28-29-34-45)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LicenziaUtent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per licenziare un componente del personale 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Conferma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di conferma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LicenziaUtenteControl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4" office:value-type="string">
            <text:p text:style-name="Table_20_Contents"><text:text-input text:description="">Control legato al licenziamento utente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AggiungiNuovoInsegnante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con i dati per inserire un nuovo insegnante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GestionePersonaleControl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6" office:value-type="string">
            <text:p text:style-name="Table_20_Contents"><text:text-input text:description="">Control legato all'aggiunta, modifica e licenziamento di utenti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nserisciButton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Pulsante per inseire dati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Direttore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8" office:value-type="string">
            <text:p text:style-name="Table_20_Contents"><text:text-input text:description="">Direttore dell'asil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ModificaDatiPersonaleAmministrativoForm</text:text-input></text:p>
          </table:table-cell>
          <table:table-cell table:style-name="Tabella1.B9" office:value-type="string">
            <text:p text:style-name="Table_20_Contents"><text:text-input text:description="">Boundary</text:text-input></text:p>
          </table:table-cell>
          <table:table-cell table:style-name="Tabella1.C9" office:value-type="string">
            <text:p text:style-name="P1">Form con i dati del personale da poter modificare</text:p>
          </table:table-cell>
        </table:table-row>
        <table:table-row>
          <table:table-cell table:style-name="Tabella1.A10" office:value-type="string">
            <text:p text:style-name="Table_20_Contents"><text:text-input text:description="">ModificaButton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Pulsante per modificare dei dati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LicenziaImpiegatoSegreteriaButton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pulsante per licenziare utente della segreteria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ImpiegatoDiSegreteria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12" office:value-type="string">
            <text:p text:style-name="Table_20_Contents"><text:text-input text:description="">Impiegato di segreteria dell'asilo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personale formazione</text:text-input></text:p>
          </table:table-cell>
          <table:table-cell table:style-name="Tabella1.B13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13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14" office:value-type="string">
            <text:p text:style-name="Table_20_Contents"><text:text-input text:description="">ModificaDaatiUtenteForm</text:text-input></text:p>
          </table:table-cell>
          <table:table-cell table:style-name="Tabella1.B14" office:value-type="string">
            <text:p text:style-name="Table_20_Contents"><text:text-input text:description="">ModificaDaatiUtenteForm</text:text-input></text:p>
          </table:table-cell>
          <table:table-cell table:style-name="Tabella1.C1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</table:table-row>
        <table:table-row>
          <table:table-cell table:style-name="Tabella1.A15" office:value-type="string">
            <text:p text:style-name="P2"><text:span text:style-name="T1">Personale Educativo</text:span></text:p>
          </table:table-cell>
          <table:table-cell table:style-name="Tabella1.B15" office:value-type="string">
            <text:p text:style-name="P2"><text:span text:style-name="T1">Entty</text:span></text:p>
          </table:table-cell>
          <table:table-cell table:style-name="Tabella1.C15" office:value-type="string">
            <text:p text:style-name="P2"><text:span text:style-name="T1">Personale educativo dell'asilo</text:span></text:p>
          </table:table-cell>
        </table:table-row>
        <table:table-row>
          <table:table-cell table:style-name="Tabella1.A16" office:value-type="string">
            <text:p text:style-name="P3"><text:span text:style-name="T2">ModificaDatiPersonaleForm</text:span></text:p>
          </table:table-cell>
          <table:table-cell table:style-name="Tabella1.B16" office:value-type="string">
            <text:p text:style-name="P3"><text:span text:style-name="T2">Boundary</text:span></text:p>
          </table:table-cell>
          <table:table-cell table:style-name="Tabella1.C16" office:value-type="string">
            <text:p text:style-name="P3"><text:span text:style-name="T2">Form di modifica dei dati del personale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20:27:03.26</meta:creation-date>
    <meta:editing-duration>PT4H52M4S</meta:editing-duration>
    <meta:editing-cycles>4</meta:editing-cycles>
    <meta:generator>LibreOffice/3.6$MacOSX_x86 LibreOffice_project/da8c1e6-fd468f4-454e206-f42a4a9-143cfd</meta:generator>
    <dc:date>2012-10-29T10:20:48</dc:date>
    <meta:document-statistic meta:table-count="1" meta:image-count="0" meta:object-count="0" meta:page-count="1" meta:paragraph-count="49" meta:word-count="115" meta:character-count="1047" meta:non-whitespace-character-count="98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